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fo:font-size="14pt" officeooo:paragraph-rsid="0019c0e6" style:font-size-asian="14pt" style:font-size-complex="14pt"/>
    </style:style>
    <style:style style:name="P4" style:family="paragraph" style:parent-style-name="Text_20_body">
      <style:text-properties fo:font-size="14pt" officeooo:paragraph-rsid="001b04b4" style:font-size-asian="14pt" style:font-size-complex="14pt"/>
    </style:style>
    <style:style style:name="P5" style:family="paragraph" style:parent-style-name="Text_20_body">
      <style:text-properties fo:font-size="14pt" fo:font-style="normal" fo:font-weight="normal" officeooo:paragraph-rsid="001b04b4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Heading_20_3">
      <style:text-properties fo:font-size="14pt" style:font-size-asian="14pt" style:font-size-complex="14pt"/>
    </style:style>
    <style:style style:name="T1" style:family="text">
      <style:text-properties officeooo:rsid="0016a700"/>
    </style:style>
    <style:style style:name="T2" style:family="text">
      <style:text-properties officeooo:rsid="00180c79"/>
    </style:style>
    <style:style style:name="T3" style:family="text">
      <style:text-properties officeooo:rsid="0019c0e6"/>
    </style:style>
    <style:style style:name="T4" style:family="text">
      <style:text-properties officeooo:rsid="001b04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7.</text:h>
      <text:h text:style-name="Heading_20_2" text:outline-level="2">Разработка простой топологии storm.</text:h>
      <text:h text:style-name="P6" text:outline-level="3">1. Задача.</text:h>
      <text:p text:style-name="P1">Требуется разработать топологию для составления частотного словаря файлов. </text:p>
      <text:p text:style-name="P1">Требуется разработать Spout который будет опрашивать директорию и в случае обнаружения в ней новых файлов читать ее построчно и генерировать tuple в исходящий поток words для каждой строки. После завершения чтения файла Spout должен выдать tuple в исходящий поток sync. Также после окончания файла требуется перенести файл в папку для обработанных файлов</text:p>
      <text:p text:style-name="P1">Требуется разработать Bolt Splitter который будет принимать строку и разбивать ее на слова.</text:p>
      <text:p text:style-name="P1">Требуется разработать Bolt Counter который будет принимать слова из входящего потока Splitter и вести частотный словарь. Также по команде от входного потока sync — печатать текущий словарь на экране и обнулять его.</text:p>
      <text:h text:style-name="Heading_20_3" text:outline-level="3">2. Под<text:span text:style-name="T2">с</text:span>казки.</text:h>
      <text:p text:style-name="P1">a. Запуск standalone приложения с помощью maven осуществляется следующим образом</text:p>
      <text:p text:style-name="P1">mvn exec:java -Dexec.mainClass="&lt;Main class&gt;"</text:p>
      <text:p text:style-name="P3">б. Базовый класс spout — <text:span text:style-name="T3">org.apache.storm.topology.base.BaseRichSpout</text:span></text:p>
      <text:p text:style-name="P3">в. Базовый класс bolt — <text:span text:style-name="T3">org.apache.storm.topology.base.</text:span>BaseRichBolt</text:p>
      <text:p text:style-name="P4">г. Парметры в spout передаются с помощью создания экземпляра класса <text:span text:style-name="T3">org.apache.storm.</text:span>Config и передачи его в cluster.submitTopology</text:p>
      <text:p text:style-name="P1">д. Параметры извлекаются в spout в методе open, в параметрах которого есть <text:s/>Config</text:p>
      <text:p text:style-name="P1">е. Читать файл построчно можно с помощью класса BufferedReader</text:p>
      <text:p text:style-name="P1">например</text:p>
      <text:p text:style-name="P1">reader = new BufferedReader(new InputStreamReader(new FileInputStream(file), Charsets.UTF_8));</text:p>
      <text:p text:style-name="P1">ё. Перенести прочитанный файл из директории можно с помощью класса </text:p>
      <text:p text:style-name="P1">com.google.common.io.Files используя метод move (класс Files содержится в библиотеке Guava подключенной к примеру файла проекта)</text:p>
      <text:p text:style-name="P2">ж. В основном цикле spout в методе nextTuple мы должны проверить, читаем ли мы в данный момент файл. Если читаем то отправить вызовом метода SpoutOutputCollector.emit следующую строку в поток words. <text:s/>Если строки в файле кончились, то отправить сигнал в поток sync и перенести файл в папку <text:soft-page-break/>обработанных файлов.</text:p>
      <text:p text:style-name="P2">Если файл не читаем, то просканировать директорию в поисках нового файла для чтения.</text:p>
      <text:p text:style-name="P5">В случае если файла нет то вызовом <text:span text:style-name="T4">org.apache.storm.utils.</text:span>Utils.sleep простановить работу потока на время (например 100мс)</text:p>
      <text:p text:style-name="P2">з. В первом bolt принимаем tuple содержащий строку текста и разбиваем ее на слова. Каждое слово отправляем в поток данных word</text:p>
      <text:p text:style-name="P2">и. Во втором bolt принимамем слова и строим частотный словарь.</text:p>
      <text:p text:style-name="P2">й. При получении сигнала из потока sync печатаем словарь и обнуляем.</text:p>
      <text:p text:style-name="P2">к. Идентифицировать поток входящего tuple можно вызвав метод tuple.getSourceStreamId()</text:p>
      <text:p text:style-name="P2">л. &lt;Необязательно&gt;Для более надежной работы spout можно считать количество отправленных tuple или запоминать msgid. И далее обрабатывать ack или fail.</text:p>
      <text:p text:style-name="P2">После получения ack на все отправленные tuple генерировать sy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6-11-26T01:18:55.770964025</dc:date>
    <meta:editing-duration>PT2H49M8S</meta:editing-duration>
    <meta:editing-cycles>90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366" meta:character-count="2718" meta:non-whitespace-character-count="2373"/>
  </office:meta>
</office:document-meta>
</file>